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REFERÊNCIAS</text:span></text:p>
      <text:p text:style-name="P2"/>
      <text:p text:style-name="P1"><text:span text:style-name="T2">Kiraz M. S.; Genç Z. A.; <text:s/>Öztürk E. Detecting Large Integer Arithmetic for Defense</text:span></text:p>
      <text:p text:style-name="P1"><text:span text:style-name="T2">Against Crypto Ransomware, v. 12, p. 188-197, <text:s/>2017.</text:span></text:p>
      <text:p text:style-name="P2"/>
      <text:p text:style-name="P1"><text:span text:style-name="T2">Ray, O.; Hicks S.; Moyle S. Using ILP to Analyse Ransomware Attacks, p. 54-59, jun. 2016.</text:span></text:p>
      <text:p text:style-name="P2"/>
      <text:p text:style-name="P1"><text:span text:style-name="T1">Kharaz, A. et al.</text:span><text:span text:style-name="T2"> UNVEIL: A Large-Scale, Automated Approach to Detecting Ransomware, Austin, TX, p. 757-772, aug. 2016.</text:span></text:p>
      <text:p text:style-name="P2"/>
      <text:p text:style-name="P1"><text:span text:style-name="T2">Cabaj, K.; Gregorczyk M.; Mazurczyk W. Software-Defined Networking-based Crypto Ransomware Detection Using HTTP Traffic Characteristics, jun. 2017.</text:span></text:p>
      <text:p text:style-name="P2"/>
      <text:p text:style-name="P1"><text:span text:style-name="T1">Cabaj K.; Mazurczyk W</text:span><text:span text:style-name="T2">, Using Software-Defined Networking for Ransomware Mitigation: the Case of CryptoWall, p. 9, jun. 2017.</text:span></text:p>
      <text:p text:style-name="P2"/>
      <text:p text:style-name="P1"><text:span text:style-name="T2">Song, S.; Kim, b.; Lee, S. The Effective Ransomware Prevention Technique Using Process Monitoring on Android Platform, p. 9, mar. 2016.</text:span></text:p>
      <text:p text:style-name="P2"/>
      <text:p text:style-name="P1"><text:span text:style-name="T2">Castro, J.; Cartwright, E.; Stepanova A. Economic Analysis of Ransomware, p.14, mar. 2017.</text:span></text:p>
      <text:p text:style-name="P2"/>
      <text:p text:style-name="P1"><text:span text:style-name="T1">Sgandurra, Daniele et al. </text:span><text:span text:style-name="T2">Automated Dynamic Analysis of Ransomware: Benefits, Limitations and use for Detection, p. 12, <text:s/>sep. 2016.</text:span></text:p>
      <text:p text:style-name="P2"/>
      <text:p text:style-name="P1"><text:span text:style-name="T1">Fernandes, Earlence et al. </text:span><text:span text:style-name="T2">Internet of Things Security Research: A Rehash of Old Ideas or New Intellectual Challenges?, p. 5, jul. 2017.</text:span></text:p>
      <text:p text:style-name="P2"/>
      <text:p text:style-name="P1"><text:span text:style-name="T2">Mendez D.; Papapanagiotou, L.; Yang, B. Internet of Things: Survey on Security and Privacy, Purdue University, v.1707 p.16, jul.201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186" meta:character-count="1249" meta:non-whitespace-character-count="1072"/>
    <meta:generator>LibreOfficeDev/5.1.0.3$Linux_X86_64 LibreOffice_project/</meta:generator>
  </office:meta>
</office:document-meta>
</file>